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05000000080744375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draw:fill="solid" draw:fill-color="#000000" draw:opacity="50%" draw:textarea-horizontal-align="justify" draw:textarea-vertical-align="middle" draw:auto-grow-height="false" fo:min-height="7.75cm" fo:min-width="4.5cm" draw:shadow-opacity="50%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712cm" fo:min-width="0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962cm" fo:min-width="0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5cm" fo:min-width="4.498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13cm" fo:min-width="4.498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000000" draw:opacity="50%"/>
      <style:paragraph-properties fo:text-align="center"/>
    </style:style>
    <style:style style:name="P3" style:family="paragraph">
      <style:text-properties fo:color="#ffffff" loext:opacity="100%"/>
    </style:style>
    <style:style style:name="P4" style:family="paragraph">
      <loext:graphic-properties draw:fill="none" draw:fill-color="#ffffff"/>
      <style:text-properties fo:color="#ffffff" loext:opacity="100%"/>
    </style:style>
    <style:style style:name="P5" style:family="paragraph">
      <style:paragraph-properties fo:text-align="center" loext:tab-stop-distance="0cm">
        <style:tab-stops/>
      </style:paragraph-properties>
      <style:text-properties fo:color="#ffffff" loext:opacity="100%"/>
    </style:style>
    <style:style style:name="P6" style:family="paragraph">
      <loext:graphic-properties draw:fill="none" draw:fill-color="#ffffff"/>
      <style:paragraph-properties fo:text-align="center" loext:tab-stop-distance="0cm">
        <style:tab-stops/>
      </style:paragraph-properties>
      <style:text-properties fo:color="#ffffff" loext:opacity="100%" fo:font-size="10pt" fo:background-color="#808080" style:font-size-asian="10pt" style:font-size-complex="10pt"/>
    </style:style>
    <style:style style:name="P7" style:family="paragraph">
      <loext:graphic-properties draw:fill="none" draw:fill-color="#ffffff"/>
      <style:text-properties fo:font-size="4pt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color="#ffffff" loext:opacity="100%"/>
    </style:style>
    <style:style style:name="T2" style:family="text">
      <style:text-properties fo:color="#ffffff" loext:opacity="100%" fo:font-size="10pt" style:font-size-asian="10pt" style:font-size-complex="10pt"/>
    </style:style>
    <style:style style:name="T3" style:family="text">
      <style:text-properties fo:font-size="4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5.012cm" svg:height="8cm" svg:x="-0.012cm" svg:y="0cm">
          <draw:image xlink:href="Pictures/10000001000000050000000807443750.png" xlink:type="simple" xlink:show="embed" xlink:actuate="onLoad" draw:mime-type="image/png">
            <text:p/>
          </draw:image>
          <svg:desc>${Image $resource:"background", name:"ground.png"}</svg:desc>
        </draw:frame>
        <draw:custom-shape draw:style-name="gr2" draw:text-style-name="P2" draw:layer="layout" svg:width="5cm" svg:height="8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cm" svg:height="0.962cm" svg:x="-0.012cm" svg:y="2.5cm">
          <draw:text-box>
            <text:p text:style-name="P3"><text:span text:style-name="T1">${$title}</text:span></text:p>
          </draw:text-box>
        </draw:frame>
        <draw:frame draw:style-name="gr4" draw:text-style-name="P6" draw:layer="layout" svg:width="5cm" svg:height="1.212cm" svg:x="-0.012cm" svg:y="3.25cm">
          <draw:text-box>
            <text:p text:style-name="P5"><text:span text:style-name="T2">${$title2}</text:span></text:p>
          </draw:text-box>
        </draw:frame>
      </draw:page>
      <draw:page draw:name="CardBuilder" draw:style-name="dp1" draw:master-page-name="Standard">
        <draw:frame draw:style-name="gr5" draw:text-style-name="P7" draw:layer="layout" svg:width="4.998cm" svg:height="2.5cm" svg:x="0.002cm" svg:y="1.25cm">
          <draw:text-box>
            <text:p><text:span text:style-name="T3">${Push key:“cardIndex“, value:-1}</text:span></text:p>
            <text:p><text:span text:style-name="T3">${For $value:“cards“, $as:“card“}</text:span></text:p>
            <text:p><text:span text:style-name="T3"><text:s text:c="2"/>${Clone name:“Card“, $newName:“card.name“}</text:span></text:p>
            <text:p><text:span text:style-name="T3">${EndFor}</text:span></text:p>
            <text:p><text:span text:style-name="T3">${Remove type:“page“, now:false}</text:span></text:p>
            <text:p><text:span text:style-name="T3"/></text:p>
          </draw:text-box>
        </draw:frame>
      </draw:page>
      <draw:page draw:name="Card" draw:style-name="dp1" draw:master-page-name="Standard">
        <draw:frame draw:style-name="gr6" draw:text-style-name="P7" draw:layer="layout" svg:width="4.998cm" svg:height="2.763cm" svg:x="0.002cm" svg:y="1.35cm">
          <draw:text-box>
            <text:p><text:span text:style-name="T4">${If $cardIndex:-1}</text:span></text:p>
            <text:p><text:span text:style-name="T4"><text:s text:c="2"/>${Calc $a:“cardIndex“, b:1, operator:“+“, key:“cardIndex“}</text:span></text:p>
            <text:p><text:span text:style-name="T4"><text:s text:c="2"/>${$cardIndex}</text:span></text:p>
            <text:p><text:span text:style-name="T4"><text:s text:c="2"/>${Remove type:“page“, now:true}</text:span></text:p>
            <text:p><text:span text:style-name="T4">${EndIf}</text:span></text:p>
            <text:p><text:span text:style-name="T4">${If not:{$cardIndex:-1}}</text:span></text:p>
            <text:p><text:span text:style-name="T4"><text:s text:c="2"/>${Concat a:“cards[</text:span><text:span text:style-name="T3">“, $b:“cardIndex“, c:“]“, key:“cardPath“, type:“string“}</text:span></text:p>
            <text:p><text:span text:style-name="T3"><text:s text:c="2"/>${Push key:“card“, $$value:“cardPath“}</text:span></text:p>
            <text:p><text:span text:style-name="T3"><text:s text:c="2"/>${Import $resource:“singleCard“, page:“Card“}</text:span></text:p>
            <text:p text:style-name="P8"><text:span text:style-name="T4"><text:s text:c="2"/>${Calc $a:“cardIndex“, b:1, operator:“+“, key:“cardIndex“}</text:span></text:p>
            <text:p><text:span text:style-name="T3">${EndIf}</text:span></text:p>
            <text:p><text:span text:style-name="T3"/></text:p>
            <text:p><text:span text:style-name="T3"/></text:p>
            <text:p><text:span text:style-name="T3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4-05T17:12:44.601000000</meta:creation-date>
    <dc:date>2025-04-14T07:03:55.763104200</dc:date>
    <meta:editing-duration>PT2H23M42S</meta:editing-duration>
    <meta:editing-cycles>32</meta:editing-cycles>
    <meta:generator>LibreOffice/25.2.2.2$Windows_X86_64 LibreOffice_project/7370d4be9e3cf6031a51beef54ff3bda878e3fac</meta:generator>
    <meta:document-statistic meta:object-count="6"/>
  </office:meta>
</office:document-meta>
</file>